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0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4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1"/>
    <style:style style:name="ce5" style:family="table-cell" style:parent-style-name="Default" style:data-style-name="N103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default-cell-style-name="ce2"/>
        <table:table-row table:style-name="ro1">
          <table:table-cell table:number-columns-repeated="3"/>
          <table:table-cell office:value-type="string" calcext:value-type="string">
            <text:p>delta (V)</text:p>
          </table:table-cell>
          <table:table-cell table:style-name="Default" office:value-type="string" calcext:value-type="string">
            <text:p>min (V)</text:p>
          </table:table-cell>
          <table:table-cell table:style-name="Default" office:value-type="string" calcext:value-type="string">
            <text:p>max(V)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formula="of:=([.C2]-[.B2])/1023*5" office:value-type="float" office:value="0.00488758553274682" calcext:value-type="float">
            <text:p>0,005</text:p>
          </table:table-cell>
          <table:table-cell table:formula="of:=[.B2]*5/1023" office:value-type="float" office:value="2.09188660801564" calcext:value-type="float">
            <text:p>2,092</text:p>
          </table:table-cell>
          <table:table-cell table:formula="of:=[.C2]*5/1023" office:value-type="float" office:value="2.09677419354839" calcext:value-type="float">
            <text:p>2,0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table:formula="of:=([.C3]-[.B3])/1023*5" office:value-type="float" office:value="0.00977517106549365" calcext:value-type="float">
            <text:p>0,010</text:p>
          </table:table-cell>
          <table:table-cell table:formula="of:=[.B3]*5/1023" office:value-type="float" office:value="2.09188660801564" calcext:value-type="float">
            <text:p>2,092</text:p>
          </table:table-cell>
          <table:table-cell table:formula="of:=[.C3]*5/1023" office:value-type="float" office:value="2.10166177908113" calcext:value-type="float">
            <text:p>2,102</text:p>
          </table:table-cell>
          <table:table-cell table:formula="of:=[.D3]/[.D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table:formula="of:=([.C4]-[.B4])/1023*5" office:value-type="float" office:value="0.0146627565982405" calcext:value-type="float">
            <text:p>0,015</text:p>
          </table:table-cell>
          <table:table-cell table:formula="of:=[.B4]*5/1023" office:value-type="float" office:value="2.09188660801564" calcext:value-type="float">
            <text:p>2,092</text:p>
          </table:table-cell>
          <table:table-cell table:formula="of:=[.C4]*5/1023" office:value-type="float" office:value="2.10654936461388" calcext:value-type="float">
            <text:p>2,107</text:p>
          </table:table-cell>
          <table:table-cell table:formula="of:=[.D4]/[.D3]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table:formula="of:=([.C5]-[.B5])/1023*5" office:value-type="float" office:value="0.0244379276637341" calcext:value-type="float">
            <text:p>0,024</text:p>
          </table:table-cell>
          <table:table-cell table:formula="of:=[.B5]*5/1023" office:value-type="float" office:value="2.08699902248289" calcext:value-type="float">
            <text:p>2,087</text:p>
          </table:table-cell>
          <table:table-cell table:formula="of:=[.C5]*5/1023" office:value-type="float" office:value="2.11143695014663" calcext:value-type="float">
            <text:p>2,111</text:p>
          </table:table-cell>
          <table:table-cell table:formula="of:=[.D5]/[.D4]" office:value-type="float" office:value="1.66666666666667" calcext:value-type="float">
            <text:p>1,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table:formula="of:=([.C6]-[.B6])/1023*5" office:value-type="float" office:value="0.0342130987292278" calcext:value-type="float">
            <text:p>0,034</text:p>
          </table:table-cell>
          <table:table-cell table:formula="of:=[.B6]*5/1023" office:value-type="float" office:value="2.09188660801564" calcext:value-type="float">
            <text:p>2,092</text:p>
          </table:table-cell>
          <table:table-cell table:formula="of:=[.C6]*5/1023" office:value-type="float" office:value="2.12609970674487" calcext:value-type="float">
            <text:p>2,126</text:p>
          </table:table-cell>
          <table:table-cell table:formula="of:=[.D6]/[.D5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table:formula="of:=([.C7]-[.B7])/1023*5" office:value-type="float" office:value="0.0488758553274682" calcext:value-type="float">
            <text:p>0,049</text:p>
          </table:table-cell>
          <table:table-cell table:formula="of:=[.B7]*5/1023" office:value-type="float" office:value="2.09188660801564" calcext:value-type="float">
            <text:p>2,092</text:p>
          </table:table-cell>
          <table:table-cell table:formula="of:=[.C7]*5/1023" office:value-type="float" office:value="2.14076246334311" calcext:value-type="float">
            <text:p>2,141</text:p>
          </table:table-cell>
          <table:table-cell table:formula="of:=[.D7]/[.D6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442" calcext:value-type="float">
            <text:p>442</text:p>
          </table:table-cell>
          <table:table-cell table:formula="of:=([.C8]-[.B8])/1023*5" office:value-type="float" office:value="0.0684261974584555" calcext:value-type="float">
            <text:p>0,068</text:p>
          </table:table-cell>
          <table:table-cell table:formula="of:=[.B8]*5/1023" office:value-type="float" office:value="2.09188660801564" calcext:value-type="float">
            <text:p>2,092</text:p>
          </table:table-cell>
          <table:table-cell table:formula="of:=[.C8]*5/1023" office:value-type="float" office:value="2.1603128054741" calcext:value-type="float">
            <text:p>2,160</text:p>
          </table:table-cell>
          <table:table-cell table:formula="of:=[.D8]/[.D7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447" calcext:value-type="float">
            <text:p>447</text:p>
          </table:table-cell>
          <table:table-cell table:formula="of:=([.C9]-[.B9])/1023*5" office:value-type="float" office:value="0.0977517106549365" calcext:value-type="float">
            <text:p>0,098</text:p>
          </table:table-cell>
          <table:table-cell table:formula="of:=[.B9]*5/1023" office:value-type="float" office:value="2.08699902248289" calcext:value-type="float">
            <text:p>2,087</text:p>
          </table:table-cell>
          <table:table-cell table:formula="of:=[.C9]*5/1023" office:value-type="float" office:value="2.18475073313783" calcext:value-type="float">
            <text:p>2,185</text:p>
          </table:table-cell>
          <table:table-cell table:formula="of:=[.D9]/[.D8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8" calcext:value-type="float">
            <text:p>428</text:p>
          </table:table-cell>
          <table:table-cell office:value-type="float" office:value="456" calcext:value-type="float">
            <text:p>456</text:p>
          </table:table-cell>
          <table:table-cell table:formula="of:=([.C10]-[.B10])/1023*5" office:value-type="float" office:value="0.136852394916911" calcext:value-type="float">
            <text:p>0,137</text:p>
          </table:table-cell>
          <table:table-cell table:formula="of:=[.B10]*5/1023" office:value-type="float" office:value="2.09188660801564" calcext:value-type="float">
            <text:p>2,092</text:p>
          </table:table-cell>
          <table:table-cell table:formula="of:=[.C10]*5/1023" office:value-type="float" office:value="2.22873900293255" calcext:value-type="float">
            <text:p>2,229</text:p>
          </table:table-cell>
          <table:table-cell table:formula="of:=[.D10]/[.D9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" calcext:value-type="float">
            <text:p>427</text:p>
          </table:table-cell>
          <table:table-cell office:value-type="float" office:value="464" calcext:value-type="float">
            <text:p>464</text:p>
          </table:table-cell>
          <table:table-cell table:formula="of:=([.C11]-[.B11])/1023*5" office:value-type="float" office:value="0.180840664711632" calcext:value-type="float">
            <text:p>0,181</text:p>
          </table:table-cell>
          <table:table-cell table:formula="of:=[.B11]*5/1023" office:value-type="float" office:value="2.08699902248289" calcext:value-type="float">
            <text:p>2,087</text:p>
          </table:table-cell>
          <table:table-cell table:formula="of:=[.C11]*5/1023" office:value-type="float" office:value="2.26783968719453" calcext:value-type="float">
            <text:p>2,268</text:p>
          </table:table-cell>
          <table:table-cell table:formula="of:=[.D11]/[.D10]" office:value-type="float" office:value="1.32142857142857" calcext:value-type="float">
            <text:p>1,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80" calcext:value-type="float">
            <text:p>480</text:p>
          </table:table-cell>
          <table:table-cell table:formula="of:=([.C12]-[.B12])/1023*5" office:value-type="float" office:value="0.254154447702835" calcext:value-type="float">
            <text:p>0,254</text:p>
          </table:table-cell>
          <table:table-cell table:formula="of:=[.B12]*5/1023" office:value-type="float" office:value="2.09188660801564" calcext:value-type="float">
            <text:p>2,092</text:p>
          </table:table-cell>
          <table:table-cell table:formula="of:=[.C12]*5/1023" office:value-type="float" office:value="2.34604105571848" calcext:value-type="float">
            <text:p>2,346</text:p>
          </table:table-cell>
          <table:table-cell table:formula="of:=[.D12]/[.D11]" office:value-type="float" office:value="1.40540540540541" calcext:value-type="float">
            <text:p>1,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([.C13]-[.B13])/1023*5" office:value-type="float" office:value="0.347018572825024" calcext:value-type="float">
            <text:p>0,347</text:p>
          </table:table-cell>
          <table:table-cell table:formula="of:=[.B13]*5/1023" office:value-type="float" office:value="2.08699902248289" calcext:value-type="float">
            <text:p>2,087</text:p>
          </table:table-cell>
          <table:table-cell table:formula="of:=[.C13]*5/1023" office:value-type="float" office:value="2.43401759530792" calcext:value-type="float">
            <text:p>2,434</text:p>
          </table:table-cell>
          <table:table-cell table:formula="of:=[.D13]/[.D12]" office:value-type="float" office:value="1.36538461538462" calcext:value-type="float">
            <text:p>1,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8" calcext:value-type="float">
            <text:p>428</text:p>
          </table:table-cell>
          <table:table-cell office:value-type="float" office:value="528" calcext:value-type="float">
            <text:p>528</text:p>
          </table:table-cell>
          <table:table-cell table:formula="of:=([.C14]-[.B14])/1023*5" office:value-type="float" office:value="0.488758553274682" calcext:value-type="float">
            <text:p>0,489</text:p>
          </table:table-cell>
          <table:table-cell table:formula="of:=[.B14]*5/1023" office:value-type="float" office:value="2.09188660801564" calcext:value-type="float">
            <text:p>2,092</text:p>
          </table:table-cell>
          <table:table-cell table:formula="of:=[.C14]*5/1023" office:value-type="float" office:value="2.58064516129032" calcext:value-type="float">
            <text:p>2,581</text:p>
          </table:table-cell>
          <table:table-cell table:formula="of:=[.D14]/[.D13]" office:value-type="float" office:value="1.40845070422535" calcext:value-type="float">
            <text:p>1,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561" calcext:value-type="float">
            <text:p>561</text:p>
          </table:table-cell>
          <table:table-cell table:formula="of:=([.C15]-[.B15])/1023*5" office:value-type="float" office:value="0.650048875855327" calcext:value-type="float">
            <text:p>0,650</text:p>
          </table:table-cell>
          <table:table-cell table:formula="of:=[.B15]*5/1023" office:value-type="float" office:value="2.09188660801564" calcext:value-type="float">
            <text:p>2,092</text:p>
          </table:table-cell>
          <table:table-cell table:formula="of:=[.C15]*5/1023" office:value-type="float" office:value="2.74193548387097" calcext:value-type="float">
            <text:p>2,742</text:p>
          </table:table-cell>
          <table:table-cell table:formula="of:=[.D15]/[.D14]"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office:value-type="float" office:value="618" calcext:value-type="float">
            <text:p>618</text:p>
          </table:table-cell>
          <table:table-cell table:formula="of:=([.C16]-[.B16])/1023*5" office:value-type="float" office:value="0.928641251221896" calcext:value-type="float">
            <text:p>0,929</text:p>
          </table:table-cell>
          <table:table-cell table:formula="of:=[.B16]*5/1023" office:value-type="float" office:value="2.09188660801564" calcext:value-type="float">
            <text:p>2,092</text:p>
          </table:table-cell>
          <table:table-cell table:formula="of:=[.C16]*5/1023" office:value-type="float" office:value="3.02052785923754" calcext:value-type="float">
            <text:p>3,021</text:p>
          </table:table-cell>
          <table:table-cell table:formula="of:=[.D16]/[.D15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680" calcext:value-type="float">
            <text:p>680</text:p>
          </table:table-cell>
          <table:table-cell table:formula="of:=([.C17]-[.B17])/1023*5" office:value-type="float" office:value="1.23655913978495" calcext:value-type="float">
            <text:p>1,237</text:p>
          </table:table-cell>
          <table:table-cell table:formula="of:=[.B17]*5/1023" office:value-type="float" office:value="2.08699902248289" calcext:value-type="float">
            <text:p>2,087</text:p>
          </table:table-cell>
          <table:table-cell table:formula="of:=[.C17]*5/1023" office:value-type="float" office:value="3.32355816226784" calcext:value-type="float">
            <text:p>3,324</text:p>
          </table:table-cell>
          <table:table-cell table:formula="of:=[.D17]/[.D16]" office:value-type="float" office:value="1.33157894736842" calcext:value-type="float">
            <text:p>1,33</text:p>
          </table:table-cell>
        </table:table-row>
        <table:table-row table:style-name="ro1" table:number-rows-repeated="6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A24]/[.A25]" office:value-type="float" office:value="1.43396226415094" calcext:value-type="float">
            <text:p>1,4339622641509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A25]/[.A26]" office:value-type="float" office:value="1.41333333333333" calcext:value-type="float">
            <text:p>1,41333333333333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.75" calcext:value-type="float">
            <text:p>3,75</text:p>
          </table:table-cell>
          <table:table-cell table:formula="of:=[.A26]/[.A27]" office:value-type="float" office:value="1.41509433962264" calcext:value-type="float">
            <text:p>1,4150943396226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.65" calcext:value-type="float">
            <text:p>2,65</text:p>
          </table:table-cell>
          <table:table-cell table:formula="of:=[.A27]/[.A28]" office:value-type="float" office:value="1.39473684210526" calcext:value-type="float">
            <text:p>1,3947368421052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A28]/[.A29]" office:value-type="string" office:string-value="" calcext:value-type="error">
            <text:p>#¡DIV/0!</text:p>
          </table:table-cell>
          <table:table-cell/>
          <table:table-cell table:style-name="Default" table:number-columns-repeated="4"/>
        </table:table-row>
      </table:table>
      <table:table table:name="Hoja2" table:style-name="ta1"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518" calcext:value-type="float">
            <text:p>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7" calcext:value-type="float">
            <text:p>497</text:p>
          </table:table-cell>
          <table:table-cell office:value-type="float" office:value="534" calcext:value-type="float">
            <text:p>5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6" calcext:value-type="float">
            <text:p>496</text:p>
          </table:table-cell>
          <table:table-cell office:value-type="float" office:value="572" calcext:value-type="float">
            <text:p>5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8" calcext:value-type="float">
            <text:p>498</text:p>
          </table:table-cell>
          <table:table-cell office:value-type="float" office:value="619" calcext:value-type="float">
            <text:p>6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8" calcext:value-type="float">
            <text:p>498</text:p>
          </table:table-cell>
          <table:table-cell office:value-type="float" office:value="682" calcext:value-type="float">
            <text:p>68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7" calcext:value-type="float">
            <text:p>497</text:p>
          </table:table-cell>
          <table:table-cell office:value-type="float" office:value="681" calcext:value-type="float">
            <text:p>6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9" calcext:value-type="float">
            <text:p>499</text:p>
          </table:table-cell>
          <table:table-cell office:value-type="float" office:value="681" calcext:value-type="float">
            <text:p>6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float" office:value="681" calcext:value-type="float">
            <text:p>6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685" calcext:value-type="float">
            <text:p>68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9" calcext:value-type="float">
            <text:p>509</text:p>
          </table:table-cell>
          <table:table-cell office:value-type="float" office:value="692" calcext:value-type="float">
            <text:p>69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702" calcext:value-type="float">
            <text:p>70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6" calcext:value-type="float">
            <text:p>496</text:p>
          </table:table-cell>
          <table:table-cell office:value-type="float" office:value="729" calcext:value-type="float">
            <text:p>72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6" calcext:value-type="float">
            <text:p>496</text:p>
          </table:table-cell>
          <table:table-cell office:value-type="float" office:value="730" calcext:value-type="float">
            <text:p>73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  <table:table-cell office:value-type="float" office:value="730" calcext:value-type="float">
            <text:p>73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6" calcext:value-type="float">
            <text:p>496</text:p>
          </table:table-cell>
          <table:table-cell office:value-type="float" office:value="736" calcext:value-type="float">
            <text:p>7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5" calcext:value-type="float">
            <text:p>495</text:p>
          </table:table-cell>
          <table:table-cell office:value-type="float" office:value="727" calcext:value-type="float">
            <text:p>7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8" calcext:value-type="float">
            <text:p>498</text:p>
          </table:table-cell>
          <table:table-cell office:value-type="float" office:value="732" calcext:value-type="float">
            <text:p>7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7" calcext:value-type="float">
            <text:p>497</text:p>
          </table:table-cell>
          <table:table-cell office:value-type="float" office:value="733" calcext:value-type="float">
            <text:p>7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7" calcext:value-type="float">
            <text:p>497</text:p>
          </table:table-cell>
          <table:table-cell office:value-type="float" office:value="735" calcext:value-type="float">
            <text:p>73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6" calcext:value-type="float">
            <text:p>496</text:p>
          </table:table-cell>
          <table:table-cell office:value-type="float" office:value="725" calcext:value-type="float">
            <text:p>7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737" calcext:value-type="float">
            <text:p>73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5" calcext:value-type="float">
            <text:p>505</text:p>
          </table:table-cell>
          <table:table-cell office:value-type="float" office:value="727" calcext:value-type="float">
            <text:p>72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6" calcext:value-type="float">
            <text:p>516</text:p>
          </table:table-cell>
          <table:table-cell office:value-type="float" office:value="738" calcext:value-type="float">
            <text:p>73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5" calcext:value-type="float">
            <text:p>495</text:p>
          </table:table-cell>
          <table:table-cell office:value-type="float" office:value="754" calcext:value-type="float">
            <text:p>754</text:p>
          </table:table-cell>
          <table:table-cell office:value-type="float" office:value="259" calcext:value-type="float">
            <text:p>259</text:p>
          </table:table-cell>
        </table:table-row>
      </table:table>
      <table:table table:name="Hoja3" table:style-name="ta1">
        <table:table-column table:style-name="co3" table:number-columns-repeated="1024" table:default-cell-style-name="Default"/>
        <table:table-row table:style-name="ro1">
          <table:table-cell/>
          <table:table-cell office:value-type="string" calcext:value-type="string">
            <text:p>1,96 kH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office:value-type="string" calcext:value-type="string">
            <text:p>9890 Ohm</text:p>
          </table:table-cell>
          <table:table-cell/>
          <table:table-cell office:value-type="string" calcext:value-type="string">
            <text:p>resistor per channel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float" office:value="1460" calcext:value-type="float">
            <text:p>146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6" calcext:value-type="float">
            <text:p>936</text:p>
          </table:table-cell>
          <table:table-cell office:value-type="float" office:value="1080" calcext:value-type="float">
            <text:p>1080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6" calcext:value-type="float">
            <text:p>656</text:p>
          </table:table-cell>
          <table:table-cell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table:number-columns-repeated="2"/>
          <table:table-cell office:value-type="string" calcext:value-type="string">
            <text:p>all channels joined in a single 1kOhm resistor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8" calcext:value-type="float">
            <text:p>608</text:p>
          </table:table-cell>
          <table:table-cell table:formula="of:=[.B15]/[.B16]" office:value-type="float" office:value="1.51315789473684" calcext:value-type="float">
            <text:p>1,51315789473684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8" calcext:value-type="float">
            <text:p>368</text:p>
          </table:table-cell>
          <table:table-cell table:formula="of:=[.B16]/[.B17]" office:value-type="float" office:value="1.65217391304348" calcext:value-type="float">
            <text:p>1,65217391304348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table:formula="of:=[.B17]/[.B18]" office:value-type="float" office:value="1.48387096774194" calcext:value-type="float">
            <text:p>1,48387096774194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formula="of:=[.B18]/[.B19]" office:value-type="float" office:value="1.55" calcext:value-type="float">
            <text:p>1,5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formula="of:=[.B19]/[.B20]" office:value-type="float" office:value="1.40350877192982" calcext:value-type="float">
            <text:p>1,4035087719298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15 fixed +</text:p>
          </table:table-cell>
          <table:covered-table-cell/>
          <table:table-cell table:style-name="ce3" office:value-type="string" calcext:value-type="string" table:number-columns-spanned="2" table:number-rows-spanned="1">
            <text:p>14 fixed +</text:p>
          </table:table-cell>
          <table:covered-table-cell/>
          <table:table-cell table:style-name="ce3" office:value-type="string" calcext:value-type="string" table:number-columns-spanned="2" table:number-rows-spanned="1">
            <text:p>13 fixed +</text:p>
          </table:table-cell>
          <table:covered-table-cell/>
          <table:table-cell table:style-name="ce3" office:value-type="string" calcext:value-type="string" table:number-columns-spanned="2" table:number-rows-spanned="1">
            <text:p>12 fixed +</text:p>
          </table:table-cell>
          <table:covered-table-cell/>
          <table:table-cell table:style-name="ce3" office:value-type="string" calcext:value-type="string" table:number-columns-spanned="2" table:number-rows-spanned="1">
            <text:p>11 fixed +</text:p>
          </table:table-cell>
          <table:covered-table-cell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0" calcext:value-type="float">
            <text:p>1240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2" calcext:value-type="float">
            <text:p>1092</text:p>
          </table:table-cell>
          <table:table-cell office:value-type="float" office:value="14" calcext:value-type="float">
            <text:p>14</text:p>
          </table:table-cell>
          <table:table-cell office:value-type="float" office:value="908" calcext:value-type="float">
            <text:p>90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office:value-type="float" office:value="764" calcext:value-type="float">
            <text:p>764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+15+x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2" calcext:value-type="float">
            <text:p>1012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</table:table>
      <table:table table:name="Hoja4" table:style-name="ta1">
        <table:table-column table:style-name="co2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tau</text:p>
          </table:table-cell>
          <table:table-cell office:value-type="float" office:value="0.00000064" calcext:value-type="float">
            <text:p>6,40E-07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table:style-name="Default" table:formula="of:=1/(2*PI()*[.B1])" office:value-type="float" office:value="248679.598581086" calcext:value-type="float">
            <text:p>248679,598581086</text:p>
          </table:table-cell>
        </table:table-row>
      </table:table>
      <table:table table:name="Hoja5" table:style-name="ta1">
        <table:table-column table:style-name="co2" table:number-columns-repeated="2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DEC2HEX([.A13];3)" office:value-type="string" office:string-value="F95" calcext:value-type="string">
            <text:p>F9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DEC2HEX([.A14];3)" office:value-type="string" office:string-value="DAB" calcext:value-type="string">
            <text:p>DAB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DEC2HEX([.A15];3)" office:value-type="string" office:string-value="653" calcext:value-type="string">
            <text:p>653</text:p>
          </table:table-cell>
        </table:table-row>
      </table:table>
      <table:table table:name="Hoja6" table:style-name="ta1">
        <table:table-column table:style-name="co2" table:default-cell-style-name="Default"/>
        <table:table-column table:style-name="co2" table:number-columns-repeated="2" table:default-cell-style-name="ce5"/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/>
        </table:table-row>
        <table:table-row table:style-name="ro1">
          <table:table-cell table:style-name="ce1" table:formula="of:=[.A1]*1/(1+[.A2])" office:value-type="float" office:value="3.33333333333333" calcext:value-type="float">
            <text:p>3,333</text:p>
          </table:table-cell>
          <table:table-cell table:style-name="ce1" table:formula="of:=[.A1]*1/(1+[.B2])" office:value-type="float" office:value="2.4390243902439" calcext:value-type="float">
            <text:p>2,43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pp</text:p>
          </table:table-cell>
          <table:table-cell table:style-name="Default" office:value-type="string" calcext:value-type="string">
            <text:p>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E+00</text:p>
          </table:table-cell>
          <table:table-cell table:formula="of:=(5-[.B6])/[.B6]" office:value-type="float" office:value="4" calcext:value-type="float">
            <text:p>4,00E+0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[.B6]/1.5" office:value-type="float" office:value="0.666666666666667" calcext:value-type="float">
            <text:p>666,67E-03</text:p>
          </table:table-cell>
          <table:table-cell table:formula="of:=(5-[.B7])/[.B7]" office:value-type="float" office:value="6.5" calcext:value-type="float">
            <text:p>6,50E+0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/1.5" office:value-type="float" office:value="0.444444444444444" calcext:value-type="float">
            <text:p>444,44E-03</text:p>
          </table:table-cell>
          <table:table-cell table:formula="of:=(5-[.B8])/[.B8]" office:value-type="float" office:value="10.25" calcext:value-type="float">
            <text:p>10,25E+00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[.B8]/1.5" office:value-type="float" office:value="0.296296296296296" calcext:value-type="float">
            <text:p>296,30E-03</text:p>
          </table:table-cell>
          <table:table-cell table:formula="of:=(5-[.B9])/[.B9]" office:value-type="float" office:value="15.875" calcext:value-type="float">
            <text:p>15,88E+0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/1.5" office:value-type="float" office:value="0.197530864197531" calcext:value-type="float">
            <text:p>197,53E-03</text:p>
          </table:table-cell>
          <table:table-cell table:formula="of:=(5-[.B10])/[.B10]" office:value-type="float" office:value="24.3125" calcext:value-type="float">
            <text:p>24,31E+0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[.B10]/1.5" office:value-type="float" office:value="0.131687242798354" calcext:value-type="float">
            <text:p>131,69E-03</text:p>
          </table:table-cell>
          <table:table-cell table:formula="of:=(5-[.B11])/[.B11]" office:value-type="float" office:value="36.96875" calcext:value-type="float">
            <text:p>36,97E+00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[.B11]/1.5" office:value-type="float" office:value="0.0877914951989026" calcext:value-type="float">
            <text:p>87,79E-03</text:p>
          </table:table-cell>
          <table:table-cell table:formula="of:=(5-[.B12])/[.B12]" office:value-type="float" office:value="55.953125" calcext:value-type="float">
            <text:p>55,95E+0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[.B12]/1.5" office:value-type="float" office:value="0.0585276634659351" calcext:value-type="float">
            <text:p>58,53E-03</text:p>
          </table:table-cell>
          <table:table-cell table:formula="of:=(5-[.B13])/[.B13]" office:value-type="float" office:value="84.4296875" calcext:value-type="float">
            <text:p>84,43E+00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[.B13]/1.5" office:value-type="float" office:value="0.0390184423106234" calcext:value-type="float">
            <text:p>39,02E-03</text:p>
          </table:table-cell>
          <table:table-cell table:formula="of:=(5-[.B14])/[.B14]" office:value-type="float" office:value="127.14453125" calcext:value-type="float">
            <text:p>127,14E+00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[.B14]/1.5" office:value-type="float" office:value="0.0260122948737489" calcext:value-type="float">
            <text:p>26,01E-03</text:p>
          </table:table-cell>
          <table:table-cell table:formula="of:=(5-[.B15])/[.B15]" office:value-type="float" office:value="191.216796875" calcext:value-type="float">
            <text:p>191,22E+00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[.B15]/1.5" office:value-type="float" office:value="0.0173415299158326" calcext:value-type="float">
            <text:p>17,34E-03</text:p>
          </table:table-cell>
          <table:table-cell table:formula="of:=(5-[.B16])/[.B16]" office:value-type="float" office:value="287.3251953125" calcext:value-type="float">
            <text:p>287,33E+00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[.B16]/1.5" office:value-type="float" office:value="0.0115610199438884" calcext:value-type="float">
            <text:p>11,56E-03</text:p>
          </table:table-cell>
          <table:table-cell table:formula="of:=(5-[.B17])/[.B17]" office:value-type="float" office:value="431.48779296875" calcext:value-type="float">
            <text:p>431,49E+0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[.B17]/1.5" office:value-type="float" office:value="0.00770734662925894" calcext:value-type="float">
            <text:p>7,71E-03</text:p>
          </table:table-cell>
          <table:table-cell table:formula="of:=(5-[.B18])/[.B18]" office:value-type="float" office:value="647.731689453125" calcext:value-type="float">
            <text:p>647,73E+0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[.B18]/1.5" office:value-type="float" office:value="0.00513823108617263" calcext:value-type="float">
            <text:p>5,14E-03</text:p>
          </table:table-cell>
          <table:table-cell table:formula="of:=(5-[.B19])/[.B19]" office:value-type="float" office:value="972.097534179687" calcext:value-type="float">
            <text:p>972,10E+00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[.B19]/1.5" office:value-type="float" office:value="0.00342548739078175" calcext:value-type="float">
            <text:p>3,43E-03</text:p>
          </table:table-cell>
          <table:table-cell table:formula="of:=(5-[.B20])/[.B20]" office:value-type="float" office:value="1458.64630126953" calcext:value-type="float">
            <text:p>1,46E+03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[.B20]/1.5" office:value-type="float" office:value="0.00228365826052117" calcext:value-type="float">
            <text:p>2,28E-03</text:p>
          </table:table-cell>
          <table:table-cell table:formula="of:=(5-[.B21])/[.B21]" office:value-type="float" office:value="2188.4694519043" calcext:value-type="float">
            <text:p>2,19E+03</text:p>
          </table:table-cell>
        </table:table-row>
      </table:table>
      <table:table table:name="Hoja7" table:style-name="ta1">
        <table:table-column table:style-name="co2" table:default-cell-style-name="Default"/>
        <table:table-row table:style-name="ro1">
          <table:table-cell/>
        </table:table-row>
      </table:table>
      <table:table table:name="single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1"/>
        <table:table-column table:style-name="co4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900" calcext:value-type="float" table:number-columns-spanned="2" table:number-rows-spanned="1">
            <text:p>9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672096725692458" calcext:value-type="float">
            <text:p>672,10E-06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" calcext:value-type="float" table:number-columns-spanned="2" table:number-rows-spanned="1">
            <text:p>3000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" calcext:value-type="float" table:number-columns-spanned="2" table:number-rows-spanned="1">
            <text:p>1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15516080281372" calcext:value-type="float">
            <text:p>1,5516080281372E-06</text:p>
          </table:table-cell>
          <table:table-cell table:formula="of:=[.C8]*[.$B$4]" office:value-type="float" office:value="644492.669453742" calcext:value-type="float">
            <text:p>644492,669453742</text:p>
          </table:table-cell>
          <table:table-cell table:formula="of:=[.$B$2]" office:value-type="float" office:value="3000000" calcext:value-type="float">
            <text:p>3,00E+06</text:p>
          </table:table-cell>
          <table:table-cell table:formula="of:=1/[.D7]" office:value-type="float" office:value="0.000000333333333333333" calcext:value-type="float">
            <text:p>333,33E-09</text:p>
          </table:table-cell>
          <table:table-cell table:formula="of:=1/([.$E$1]-[.E7]+[.B7])" office:value-type="float" office:value="1485.18895231035" calcext:value-type="float">
            <text:p>1,49E+03</text:p>
          </table:table-cell>
          <table:table-cell table:formula="of:=[.$B$3]/([.$B$3]+[.F7])*[.$B$5]" office:value-type="float" office:value="2.01191945399233" calcext:value-type="float">
            <text:p>2,012</text:p>
          </table:table-cell>
          <table:table-cell table:formula="of:=[.G7]-[.$G$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240499244361266" calcext:value-type="float">
            <text:p>2,40499244361266E-06</text:p>
          </table:table-cell>
          <table:table-cell table:formula="of:=[.C9]*[.$B$4]" office:value-type="float" office:value="415801.722228221" calcext:value-type="float">
            <text:p>415801,722228221</text:p>
          </table:table-cell>
          <table:table-cell table:formula="of:=[.D7]/[.$B$4]" office:value-type="float" office:value="1935483.87096774" calcext:value-type="float">
            <text:p>1,94E+06</text:p>
          </table:table-cell>
          <table:table-cell table:formula="of:=1/[.D8]" office:value-type="float" office:value="0.000000516666666666667" calcext:value-type="float">
            <text:p>516,67E-09</text:p>
          </table:table-cell>
          <table:table-cell table:formula="of:=1/([.$E$1]-[.E8]+[.B8])" office:value-type="float" office:value="1483.71243222654" calcext:value-type="float">
            <text:p>1,48E+03</text:p>
          </table:table-cell>
          <table:table-cell table:formula="of:=[.$B$3]/([.$B$3]+[.F8])*[.$B$5]" office:value-type="float" office:value="2.01311550207031" calcext:value-type="float">
            <text:p>2,013</text:p>
          </table:table-cell>
          <table:table-cell table:formula="of:=[.G8]-[.$G$7]" office:value-type="float" office:value="0.00119604807798179" calcext:value-type="float">
            <text:p>0,00119604807798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372773828759962" calcext:value-type="float">
            <text:p>3,72773828759962E-06</text:p>
          </table:table-cell>
          <table:table-cell table:formula="of:=[.C10]*[.$B$4]" office:value-type="float" office:value="268259.17563111" calcext:value-type="float">
            <text:p>268259,17563111</text:p>
          </table:table-cell>
          <table:table-cell table:formula="of:=[.D8]/[.$B$4]" office:value-type="float" office:value="1248699.27159209" calcext:value-type="float">
            <text:p>1,25E+06</text:p>
          </table:table-cell>
          <table:table-cell table:formula="of:=1/[.D9]" office:value-type="float" office:value="0.000000800833333333333" calcext:value-type="float">
            <text:p>800,83E-09</text:p>
          </table:table-cell>
          <table:table-cell table:formula="of:=1/([.$E$1]-[.E9]+[.B9])" office:value-type="float" office:value="1481.42961905189" calcext:value-type="float">
            <text:p>1,48E+03</text:p>
          </table:table-cell>
          <table:table-cell table:formula="of:=[.$B$3]/([.$B$3]+[.F9])*[.$B$5]" office:value-type="float" office:value="2.01496748552168" calcext:value-type="float">
            <text:p>2,015</text:p>
          </table:table-cell>
          <table:table-cell table:formula="of:=[.G9]-[.$G$7]" office:value-type="float" office:value="0.00304803152935085" calcext:value-type="float">
            <text:p>0,003048031529351</text:p>
          </table:table-cell>
          <table:table-cell table:formula="of:=[.H9]/[.H8]" office:value-type="float" office:value="2.54841890176696" calcext:value-type="float">
            <text:p>2,548418901766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577799434577941" calcext:value-type="float">
            <text:p>5,77799434577941E-06</text:p>
          </table:table-cell>
          <table:table-cell table:formula="of:=[.C11]*[.$B$4]" office:value-type="float" office:value="173070.435891039" calcext:value-type="float">
            <text:p>173070,435891039</text:p>
          </table:table-cell>
          <table:table-cell table:formula="of:=[.D9]/[.$B$4]" office:value-type="float" office:value="805612.43328522" calcext:value-type="float">
            <text:p>805,61E+03</text:p>
          </table:table-cell>
          <table:table-cell table:formula="of:=1/[.D10]" office:value-type="float" office:value="0.00000124129166666667" calcext:value-type="float">
            <text:p>1,24E-06</text:p>
          </table:table-cell>
          <table:table-cell table:formula="of:=1/([.$E$1]-[.E10]+[.B10])" office:value-type="float" office:value="1477.9051079499" calcext:value-type="float">
            <text:p>1,48E+03</text:p>
          </table:table-cell>
          <table:table-cell table:formula="of:=[.$B$3]/([.$B$3]+[.F10])*[.$B$5]" office:value-type="float" office:value="2.017833525569" calcext:value-type="float">
            <text:p>2,018</text:p>
          </table:table-cell>
          <table:table-cell table:formula="of:=[.G10]-[.$G$7]" office:value-type="float" office:value="0.00591407157667812" calcext:value-type="float">
            <text:p>0,005914071576678</text:p>
          </table:table-cell>
          <table:table-cell table:formula="of:=[.H10]/[.H9]" office:value-type="float" office:value="1.94029212615713" calcext:value-type="float">
            <text:p>1,940292126157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895589123595809" calcext:value-type="float">
            <text:p>8,95589123595809E-06</text:p>
          </table:table-cell>
          <table:table-cell table:formula="of:=[.C12]*[.$B$4]" office:value-type="float" office:value="111658.345736154" calcext:value-type="float">
            <text:p>111658,345736154</text:p>
          </table:table-cell>
          <table:table-cell table:formula="of:=[.D10]/[.$B$4]" office:value-type="float" office:value="519749.956958207" calcext:value-type="float">
            <text:p>519,75E+03</text:p>
          </table:table-cell>
          <table:table-cell table:formula="of:=1/[.D11]" office:value-type="float" office:value="0.00000192400208333333" calcext:value-type="float">
            <text:p>1,92E-06</text:p>
          </table:table-cell>
          <table:table-cell table:formula="of:=1/([.$E$1]-[.E11]+[.B11])" office:value-type="float" office:value="1472.47513672813" calcext:value-type="float">
            <text:p>1,47E+03</text:p>
          </table:table-cell>
          <table:table-cell table:formula="of:=[.$B$3]/([.$B$3]+[.F11])*[.$B$5]" office:value-type="float" office:value="2.02226502735093" calcext:value-type="float">
            <text:p>2,022</text:p>
          </table:table-cell>
          <table:table-cell table:formula="of:=[.G11]-[.$G$7]" office:value-type="float" office:value="0.0103455733585998" calcext:value-type="float">
            <text:p>0,0103455733586</text:p>
          </table:table-cell>
          <table:table-cell table:formula="of:=[.H11]/[.H10]" office:value-type="float" office:value="1.74931487122968" calcext:value-type="float">
            <text:p>1,7493148712296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13881631415735" calcext:value-type="float">
            <text:p>1,3881631415735E-05</text:p>
          </table:table-cell>
          <table:table-cell table:formula="of:=[.C13]*[.$B$4]" office:value-type="float" office:value="72037.642410422" calcext:value-type="float">
            <text:p>72037,642410422</text:p>
          </table:table-cell>
          <table:table-cell table:formula="of:=[.D11]/[.$B$4]" office:value-type="float" office:value="335322.552876262" calcext:value-type="float">
            <text:p>335,32E+03</text:p>
          </table:table-cell>
          <table:table-cell table:formula="of:=1/[.D12]" office:value-type="float" office:value="0.00000298220322916667" calcext:value-type="float">
            <text:p>2,98E-06</text:p>
          </table:table-cell>
          <table:table-cell table:formula="of:=1/([.$E$1]-[.E12]+[.B12])" office:value-type="float" office:value="1464.13708821137" calcext:value-type="float">
            <text:p>1,46E+03</text:p>
          </table:table-cell>
          <table:table-cell table:formula="of:=[.$B$3]/([.$B$3]+[.F12])*[.$B$5]" office:value-type="float" office:value="2.02910788686247" calcext:value-type="float">
            <text:p>2,029</text:p>
          </table:table-cell>
          <table:table-cell table:formula="of:=[.G12]-[.$G$7]" office:value-type="float" office:value="0.017188432870141" calcext:value-type="float">
            <text:p>0,017188432870141</text:p>
          </table:table-cell>
          <table:table-cell table:formula="of:=[.H12]/[.H11]" office:value-type="float" office:value="1.66142873617083" calcext:value-type="float">
            <text:p>1,661428736170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215165286943893" calcext:value-type="float">
            <text:p>2,15165286943893E-05</text:p>
          </table:table-cell>
          <table:table-cell table:formula="of:=[.C14]*[.$B$4]" office:value-type="float" office:value="46475.8983293045" calcext:value-type="float">
            <text:p>46475,8983293045</text:p>
          </table:table-cell>
          <table:table-cell table:formula="of:=[.D12]/[.$B$4]" office:value-type="float" office:value="216337.130887911" calcext:value-type="float">
            <text:p>216,34E+03</text:p>
          </table:table-cell>
          <table:table-cell table:formula="of:=1/[.D13]" office:value-type="float" office:value="0.00000462241500520833" calcext:value-type="float">
            <text:p>4,62E-06</text:p>
          </table:table-cell>
          <table:table-cell table:formula="of:=1/([.$E$1]-[.E13]+[.B13])" office:value-type="float" office:value="1451.39810697264" calcext:value-type="float">
            <text:p>1,45E+03</text:p>
          </table:table-cell>
          <table:table-cell table:formula="of:=[.$B$3]/([.$B$3]+[.F13])*[.$B$5]" office:value-type="float" office:value="2.03965238684742" calcext:value-type="float">
            <text:p>2,040</text:p>
          </table:table-cell>
          <table:table-cell table:formula="of:=[.G13]-[.$G$7]" office:value-type="float" office:value="0.0277329328550979" calcext:value-type="float">
            <text:p>0,027732932855098</text:p>
          </table:table-cell>
          <table:table-cell table:formula="of:=[.H13]/[.H12]" office:value-type="float" office:value="1.61346488447323" calcext:value-type="float">
            <text:p>1,613464884473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333506194763034" calcext:value-type="float">
            <text:p>3,33506194763034E-05</text:p>
          </table:table-cell>
          <table:table-cell table:formula="of:=[.C15]*[.$B$4]" office:value-type="float" office:value="29984.4505350352" calcext:value-type="float">
            <text:p>29984,4505350352</text:p>
          </table:table-cell>
          <table:table-cell table:formula="of:=[.D13]/[.$B$4]" office:value-type="float" office:value="139572.34250833" calcext:value-type="float">
            <text:p>139,57E+03</text:p>
          </table:table-cell>
          <table:table-cell table:formula="of:=1/[.D14]" office:value-type="float" office:value="0.00000716474325807292" calcext:value-type="float">
            <text:p>7,16E-06</text:p>
          </table:table-cell>
          <table:table-cell table:formula="of:=1/([.$E$1]-[.E14]+[.B14])" office:value-type="float" office:value="1432.0849427778" calcext:value-type="float">
            <text:p>1,43E+03</text:p>
          </table:table-cell>
          <table:table-cell table:formula="of:=[.$B$3]/([.$B$3]+[.F14])*[.$B$5]" office:value-type="float" office:value="2.05584924771964" calcext:value-type="float">
            <text:p>2,056</text:p>
          </table:table-cell>
          <table:table-cell table:formula="of:=[.G14]-[.$G$7]" office:value-type="float" office:value="0.043929793727314" calcext:value-type="float">
            <text:p>0,043929793727314</text:p>
          </table:table-cell>
          <table:table-cell table:formula="of:=[.H14]/[.H13]" office:value-type="float" office:value="1.5840298592595" calcext:value-type="float">
            <text:p>1,58402985925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516934601882703" calcext:value-type="float">
            <text:p>5,16934601882703E-05</text:p>
          </table:table-cell>
          <table:table-cell table:formula="of:=[.C16]*[.$B$4]" office:value-type="float" office:value="19344.8067967969" calcext:value-type="float">
            <text:p>19344,8067967969</text:p>
          </table:table-cell>
          <table:table-cell table:formula="of:=[.D14]/[.$B$4]" office:value-type="float" office:value="90046.6725860192" calcext:value-type="float">
            <text:p>90,05E+03</text:p>
          </table:table-cell>
          <table:table-cell table:formula="of:=1/[.D15]" office:value-type="float" office:value="0.000011105352050013" calcext:value-type="float">
            <text:p>11,11E-06</text:p>
          </table:table-cell>
          <table:table-cell table:formula="of:=1/([.$E$1]-[.E15]+[.B15])" office:value-type="float" office:value="1403.14477386161" calcext:value-type="float">
            <text:p>1,40E+03</text:p>
          </table:table-cell>
          <table:table-cell table:formula="of:=[.$B$3]/([.$B$3]+[.F15])*[.$B$5]" office:value-type="float" office:value="2.08060706719949" calcext:value-type="float">
            <text:p>2,081</text:p>
          </table:table-cell>
          <table:table-cell table:formula="of:=[.G15]-[.$G$7]" office:value-type="float" office:value="0.068687613207167" calcext:value-type="float">
            <text:p>0,068687613207167</text:p>
          </table:table-cell>
          <table:table-cell table:formula="of:=[.H15]/[.H14]" office:value-type="float" office:value="1.56357695721342" calcext:value-type="float">
            <text:p>1,563576957213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80124863291819" calcext:value-type="float">
            <text:p>8,0124863291819E-05</text:p>
          </table:table-cell>
          <table:table-cell table:formula="of:=[.C17]*[.$B$4]" office:value-type="float" office:value="12480.5205140625" calcext:value-type="float">
            <text:p>12480,5205140625</text:p>
          </table:table-cell>
          <table:table-cell table:formula="of:=[.D15]/[.$B$4]" office:value-type="float" office:value="58094.6274748511" calcext:value-type="float">
            <text:p>58,09E+03</text:p>
          </table:table-cell>
          <table:table-cell table:formula="of:=1/[.D16]" office:value-type="float" office:value="0.0000172132956775202" calcext:value-type="float">
            <text:p>17,21E-06</text:p>
          </table:table-cell>
          <table:table-cell table:formula="of:=1/([.$E$1]-[.E16]+[.B16])" office:value-type="float" office:value="1360.52886628131" calcext:value-type="float">
            <text:p>1,36E+03</text:p>
          </table:table-cell>
          <table:table-cell table:formula="of:=[.$B$3]/([.$B$3]+[.F16])*[.$B$5]" office:value-type="float" office:value="2.11816939475806" calcext:value-type="float">
            <text:p>2,118</text:p>
          </table:table-cell>
          <table:table-cell table:formula="of:=[.G16]-[.$G$7]" office:value-type="float" office:value="0.106249940765731" calcext:value-type="float">
            <text:p>0,106249940765731</text:p>
          </table:table-cell>
          <table:table-cell table:formula="of:=[.H16]/[.H15]" office:value-type="float" office:value="1.54685737070632" calcext:value-type="float">
            <text:p>1,546857370706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124193538102319" calcext:value-type="float">
            <text:p>0,000124193538102</text:p>
          </table:table-cell>
          <table:table-cell table:formula="of:=[.C18]*[.$B$4]" office:value-type="float" office:value="8051.94871875" calcext:value-type="float">
            <text:p>8051,94871875</text:p>
          </table:table-cell>
          <table:table-cell table:formula="of:=[.D16]/[.$B$4]" office:value-type="float" office:value="37480.4048224846" calcext:value-type="float">
            <text:p>37,48E+03</text:p>
          </table:table-cell>
          <table:table-cell table:formula="of:=1/[.D17]" office:value-type="float" office:value="0.0000266806083001563" calcext:value-type="float">
            <text:p>26,68E-06</text:p>
          </table:table-cell>
          <table:table-cell table:formula="of:=1/([.$E$1]-[.E17]+[.B17])" office:value-type="float" office:value="1299.35999744872" calcext:value-type="float">
            <text:p>1,30E+03</text:p>
          </table:table-cell>
          <table:table-cell table:formula="of:=[.$B$3]/([.$B$3]+[.F17])*[.$B$5]" office:value-type="float" office:value="2.17451812919587" calcext:value-type="float">
            <text:p>2,175</text:p>
          </table:table-cell>
          <table:table-cell table:formula="of:=[.G17]-[.$G$7]" office:value-type="float" office:value="0.16259867520354" calcext:value-type="float">
            <text:p>0,16259867520354</text:p>
          </table:table-cell>
          <table:table-cell table:formula="of:=[.H17]/[.H16]" office:value-type="float" office:value="1.53034132566766" calcext:value-type="float">
            <text:p>1,530341325667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192499984058595" calcext:value-type="float">
            <text:p>0,000192499984059</text:p>
          </table:table-cell>
          <table:table-cell table:formula="of:=[.C19]*[.$B$4]" office:value-type="float" office:value="5194.805625" calcext:value-type="float">
            <text:p>5194,805625</text:p>
          </table:table-cell>
          <table:table-cell table:formula="of:=[.D17]/[.$B$4]" office:value-type="float" office:value="24180.9063370868" calcext:value-type="float">
            <text:p>24,18E+03</text:p>
          </table:table-cell>
          <table:table-cell table:formula="of:=1/[.D18]" office:value-type="float" office:value="0.0000413549428652422" calcext:value-type="float">
            <text:p>41,35E-06</text:p>
          </table:table-cell>
          <table:table-cell table:formula="of:=1/([.$E$1]-[.E18]+[.B18])" office:value-type="float" office:value="1214.70999191749" calcext:value-type="float">
            <text:p>1,21E+03</text:p>
          </table:table-cell>
          <table:table-cell table:formula="of:=[.$B$3]/([.$B$3]+[.F18])*[.$B$5]" office:value-type="float" office:value="2.25763193296068" calcext:value-type="float">
            <text:p>2,258</text:p>
          </table:table-cell>
          <table:table-cell table:formula="of:=[.G18]-[.$G$7]" office:value-type="float" office:value="0.245712478968351" calcext:value-type="float">
            <text:p>0,245712478968351</text:p>
          </table:table-cell>
          <table:table-cell table:formula="of:=[.H18]/[.H17]" office:value-type="float" office:value="1.51115916941371" calcext:value-type="float">
            <text:p>1,511159169413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298374975290822" calcext:value-type="float">
            <text:p>0,000298374975291</text:p>
          </table:table-cell>
          <table:table-cell table:formula="of:=[.C20]*[.$B$4]" office:value-type="float" office:value="3351.4875" calcext:value-type="float">
            <text:p>3351,4875</text:p>
          </table:table-cell>
          <table:table-cell table:formula="of:=[.D18]/[.$B$4]" office:value-type="float" office:value="15600.5847336044" calcext:value-type="float">
            <text:p>15,60E+03</text:p>
          </table:table-cell>
          <table:table-cell table:formula="of:=1/[.D19]" office:value-type="float" office:value="0.0000641001614411255" calcext:value-type="float">
            <text:p>64,10E-06</text:p>
          </table:table-cell>
          <table:table-cell table:formula="of:=1/([.$E$1]-[.E19]+[.B19])" office:value-type="float" office:value="1103.30030939094" calcext:value-type="float">
            <text:p>1,10E+03</text:p>
          </table:table-cell>
          <table:table-cell table:formula="of:=[.$B$3]/([.$B$3]+[.F19])*[.$B$5]" office:value-type="float" office:value="2.37721640494023" calcext:value-type="float">
            <text:p>2,377</text:p>
          </table:table-cell>
          <table:table-cell table:formula="of:=[.G19]-[.$G$7]" office:value-type="float" office:value="0.365296950947905" calcext:value-type="float">
            <text:p>0,365296950947905</text:p>
          </table:table-cell>
          <table:table-cell table:formula="of:=[.H19]/[.H18]" office:value-type="float" office:value="1.48668456922351" calcext:value-type="float">
            <text:p>1,4866845692235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462481211700775" calcext:value-type="float">
            <text:p>0,000462481211701</text:p>
          </table:table-cell>
          <table:table-cell table:formula="of:=[.C21]*[.$B$4]" office:value-type="float" office:value="2162.25" calcext:value-type="float">
            <text:p>2162,25</text:p>
          </table:table-cell>
          <table:table-cell table:formula="of:=[.D19]/[.$B$4]" office:value-type="float" office:value="10064.893376519" calcext:value-type="float">
            <text:p>10,06E+03</text:p>
          </table:table-cell>
          <table:table-cell table:formula="of:=1/[.D20]" office:value-type="float" office:value="0.0000993552502337445" calcext:value-type="float">
            <text:p>99,36E-06</text:p>
          </table:table-cell>
          <table:table-cell table:formula="of:=1/([.$E$1]-[.E20]+[.B20])" office:value-type="float" office:value="965.975738750341" calcext:value-type="float">
            <text:p>965,98E+00</text:p>
          </table:table-cell>
          <table:table-cell table:formula="of:=[.$B$3]/([.$B$3]+[.F20])*[.$B$5]" office:value-type="float" office:value="2.54326637986805" calcext:value-type="float">
            <text:p>2,543</text:p>
          </table:table-cell>
          <table:table-cell table:formula="of:=[.G20]-[.$G$7]" office:value-type="float" office:value="0.531346925875726" calcext:value-type="float">
            <text:p>0,531346925875726</text:p>
          </table:table-cell>
          <table:table-cell table:formula="of:=[.H20]/[.H19]" office:value-type="float" office:value="1.45456162307662" calcext:value-type="float">
            <text:p>1,4545616230766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716845878136201" calcext:value-type="float">
            <text:p>0,000716845878136</text:p>
          </table:table-cell>
          <table:table-cell table:formula="of:=[.C22]*[.$B$4]" office:value-type="float" office:value="1395" calcext:value-type="float">
            <text:p>1395</text:p>
          </table:table-cell>
          <table:table-cell table:formula="of:=[.D20]/[.$B$4]" office:value-type="float" office:value="6493.47959775418" calcext:value-type="float">
            <text:p>6,49E+03</text:p>
          </table:table-cell>
          <table:table-cell table:formula="of:=1/[.D21]" office:value-type="float" office:value="0.000154000637862304" calcext:value-type="float">
            <text:p>154,00E-06</text:p>
          </table:table-cell>
          <table:table-cell table:formula="of:=1/([.$E$1]-[.E21]+[.B21])" office:value-type="float" office:value="809.754650468526" calcext:value-type="float">
            <text:p>809,75E+00</text:p>
          </table:table-cell>
          <table:table-cell table:formula="of:=[.$B$3]/([.$B$3]+[.F21])*[.$B$5]" office:value-type="float" office:value="2.7628054436581" calcext:value-type="float">
            <text:p>2,763</text:p>
          </table:table-cell>
          <table:table-cell table:formula="of:=[.G21]-[.$G$7]" office:value-type="float" office:value="0.75088598966577" calcext:value-type="float">
            <text:p>0,75088598966577</text:p>
          </table:table-cell>
          <table:table-cell table:formula="of:=[.H21]/[.H20]" office:value-type="float" office:value="1.41317461925317" calcext:value-type="float">
            <text:p>1,413174619253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111111111111111" calcext:value-type="float">
            <text:p>0,001111111111111</text:p>
          </table:table-cell>
          <table:table-cell table:style-name="ce7" table:formula="of:=[.B1]" office:value-type="float" office:value="900" calcext:value-type="float">
            <text:p>900</text:p>
          </table:table-cell>
          <table:table-cell table:formula="of:=[.D21]/[.$B$4]" office:value-type="float" office:value="4189.34167597044" calcext:value-type="float">
            <text:p>4,19E+03</text:p>
          </table:table-cell>
          <table:table-cell table:formula="of:=1/[.D22]" office:value-type="float" office:value="0.000238700988686571" calcext:value-type="float">
            <text:p>238,70E-06</text:p>
          </table:table-cell>
          <table:table-cell table:formula="of:=1/([.$E$1]-[.E22]+[.B22])" office:value-type="float" office:value="647.455853769221" calcext:value-type="float">
            <text:p>647,46E+00</text:p>
          </table:table-cell>
          <table:table-cell table:formula="of:=[.$B$3]/([.$B$3]+[.F22])*[.$B$5]" office:value-type="float" office:value="3.03498269077164" calcext:value-type="float">
            <text:p>3,035</text:p>
          </table:table-cell>
          <table:table-cell table:formula="of:=[.G22]-[.$G$7]" office:value-type="float" office:value="1.02306323677931" calcext:value-type="float">
            <text:p>1,02306323677931</text:p>
          </table:table-cell>
          <table:table-cell table:formula="of:=[.H22]/[.H21]" office:value-type="float" office:value="1.36247479758504" calcext:value-type="float">
            <text:p>1,3624747975850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8:10:27.204971533</meta:creation-date>
    <dc:date>2024-03-21T07:53:11.252751273</dc:date>
    <meta:editing-duration>PT13M26S</meta:editing-duration>
    <meta:editing-cycles>3</meta:editing-cycles>
    <meta:generator>LibreOffice/6.4.7.2$Linux_X86_64 LibreOffice_project/40$Build-2</meta:generator>
    <meta:document-statistic meta:table-count="8" meta:cell-count="686" meta:object-count="0"/>
  </office:meta>
</office:document-meta>
</file>